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44.41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33.23mm"/>
    </style:style>
    <style:style style:name="co8" style:family="table-column">
      <style:table-column-properties fo:break-before="auto" style:column-width="35.1mm"/>
    </style:style>
    <style:style style:name="co9" style:family="table-column">
      <style:table-column-properties fo:break-before="auto" style:column-width="28.26mm"/>
    </style:style>
    <style:style style:name="co10" style:family="table-column">
      <style:table-column-properties fo:break-before="auto" style:column-width="29.81mm"/>
    </style:style>
    <style:style style:name="co11" style:family="table-column">
      <style:table-column-properties fo:break-before="auto" style:column-width="27.64mm"/>
    </style:style>
    <style:style style:name="co12" style:family="table-column">
      <style:table-column-properties fo:break-before="auto" style:column-width="31.6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ce14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  <table:table-cell table:style-name="ce16" office:value-type="string" calcext:value-type="string">
            <text:p>Transaction cost</text:p>
          </table:table-cell>
          <table:table-cell table:style-name="ce16" office:value-type="string" calcext:value-type="string">
            <text:p>Capital-gains tax</text:p>
          </table:table-cell>
          <table:table-cell table:style-name="ce16" office:value-type="string" calcext:value-type="string">
            <text:p>Net cashflow</text:p>
          </table:table-cell>
          <table:table-cell table:style-name="ce16" office:value-type="string" calcext:value-type="string">
            <text:p>Shares to sell</text:p>
          </table:table-cell>
          <table:table-cell table:style-name="ce13" office:value-type="string" calcext:value-type="string">
            <text:p>Next Year Price Estimate</text:p>
          </table:table-cell>
          <table:table-cell table:style-name="ce16" office:value-type="string" calcext:value-type="string">
            <text:p>Transaction cost</text:p>
          </table:table-cell>
          <table:table-cell table:style-name="ce16" office:value-type="string" calcext:value-type="string">
            <text:p>Capital-gains t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,68</text:p>
          </table:table-cell>
          <table:table-cell office:value-type="float" office:value="31.8" calcext:value-type="float">
            <text:p>31,80</text:p>
          </table:table-cell>
          <table:table-cell office:value-type="float" office:value="29.5" calcext:value-type="float">
            <text:p>29,50</text:p>
          </table:table-cell>
          <table:table-cell table:formula="of:=([.C6]*([.E6]-[.D6]))*(1/100)" office:value-type="float" office:value="24.18" calcext:value-type="float">
            <text:p>24,18</text:p>
          </table:table-cell>
          <table:table-cell table:formula="of:=0.3*(([.E6]-[.D6])*[.C6])" office:value-type="float" office:value="725.4" calcext:value-type="float">
            <text:p>725,4</text:p>
          </table:table-cell>
          <table:table-cell table:formula="of:=([.E6]*[.C6])-[.H6]-[.G6]" office:value-type="float" office:value="4020.42" calcext:value-type="float">
            <text:p>4020,4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,50</text:p>
          </table:table-cell>
          <table:table-cell table:formula="of:=([.H6]*([.J6]-[.I6]))*(1/100)" office:value-type="float" office:value="-29164.12668" calcext:value-type="float">
            <text:p>-29164,12668</text:p>
          </table:table-cell>
          <table:table-cell table:formula="of:=0.3*(([.J6]-[.I6])*[.H6])" office:value-type="float" office:value="-874923.8004" calcext:value-type="float">
            <text:p>-874923,8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office:value-type="float" office:value="150" calcext:value-type="float">
            <text:p>150</text:p>
          </table:table-cell>
          <table:table-cell office:value-type="float" office:value="22.1" calcext:value-type="float">
            <text:p>22,10</text:p>
          </table:table-cell>
          <table:table-cell office:value-type="float" office:value="24.28" calcext:value-type="float">
            <text:p>24,28</text:p>
          </table:table-cell>
          <table:table-cell office:value-type="float" office:value="26.31" calcext:value-type="float">
            <text:p>26,31</text:p>
          </table:table-cell>
          <table:table-cell table:formula="of:=([.C7]*([.E7]-[.D7]))*(1/100)" office:value-type="float" office:value="3.27" calcext:value-type="float">
            <text:p>3,27</text:p>
          </table:table-cell>
          <table:table-cell table:formula="of:=0.3*(([.E7]-[.D7])*[.C7])" office:value-type="float" office:value="98.1" calcext:value-type="float">
            <text:p>98,1</text:p>
          </table:table-cell>
          <table:table-cell table:formula="of:=([.E7]*[.C7])-[.H7]-[.G7]" office:value-type="float" office:value="3540.63" calcext:value-type="float">
            <text:p>3540,63</text:p>
          </table:table-cell>
          <table:table-cell office:value-type="float" office:value="0" calcext:value-type="float">
            <text:p>0</text:p>
          </table:table-cell>
          <table:table-cell office:value-type="float" office:value="26.31" calcext:value-type="float">
            <text:p>26,31</text:p>
          </table:table-cell>
          <table:table-cell table:formula="of:=([.H7]*([.J7]-[.I7]))*(1/100)" office:value-type="float" office:value="-3473.35803" calcext:value-type="float">
            <text:p>-3473,35803</text:p>
          </table:table-cell>
          <table:table-cell table:formula="of:=0.3*(([.J7]-[.I7])*[.H7])" office:value-type="float" office:value="-104200.7409" calcext:value-type="float">
            <text:p>-104200,7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office:value-type="float" office:value="30.39" calcext:value-type="float">
            <text:p>30,39</text:p>
          </table:table-cell>
          <table:table-cell office:value-type="float" office:value="32.5" calcext:value-type="float">
            <text:p>32,50</text:p>
          </table:table-cell>
          <table:table-cell office:value-type="float" office:value="34.55" calcext:value-type="float">
            <text:p>34,55</text:p>
          </table:table-cell>
          <table:table-cell table:formula="of:=([.C8]*([.E8]-[.D8]))*(1/100)" office:value-type="float" office:value="3.165" calcext:value-type="float">
            <text:p>3,165</text:p>
          </table:table-cell>
          <table:table-cell table:formula="of:=0.3*(([.E8]-[.D8])*[.C8])" office:value-type="float" office:value="94.95" calcext:value-type="float">
            <text:p>94,95</text:p>
          </table:table-cell>
          <table:table-cell table:formula="of:=([.E8]*[.C8])-[.H8]-[.G8]" office:value-type="float" office:value="4776.885" calcext:value-type="float">
            <text:p>4776,885</text:p>
          </table:table-cell>
          <table:table-cell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formula="of:=([.H8]*([.J8]-[.I8]))*(1/100)" office:value-type="float" office:value="-4535.6523075" calcext:value-type="float">
            <text:p>-4535,6523075</text:p>
          </table:table-cell>
          <table:table-cell table:formula="of:=0.3*(([.J8]-[.I8])*[.H8])" office:value-type="float" office:value="-136069.569225" calcext:value-type="float">
            <text:p>-136069,569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office:value-type="float" office:value="150" calcext:value-type="float">
            <text:p>150</text:p>
          </table:table-cell>
          <table:table-cell office:value-type="float" office:value="8.93" calcext:value-type="float">
            <text:p>8,93</text:p>
          </table:table-cell>
          <table:table-cell office:value-type="float" office:value="14.16" calcext:value-type="float">
            <text:p>14,16</text:p>
          </table:table-cell>
          <table:table-cell office:value-type="float" office:value="15.23" calcext:value-type="float">
            <text:p>15,23</text:p>
          </table:table-cell>
          <table:table-cell table:formula="of:=([.C9]*([.E9]-[.D9]))*(1/100)" office:value-type="float" office:value="7.845" calcext:value-type="float">
            <text:p>7,845</text:p>
          </table:table-cell>
          <table:table-cell table:formula="of:=0.3*(([.E9]-[.D9])*[.C9])" office:value-type="float" office:value="235.35" calcext:value-type="float">
            <text:p>235,35</text:p>
          </table:table-cell>
          <table:table-cell table:formula="of:=([.E9]*[.C9])-[.H9]-[.G9]" office:value-type="float" office:value="1880.805" calcext:value-type="float">
            <text:p>1880,805</text:p>
          </table:table-cell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table:formula="of:=([.H9]*([.J9]-[.I9]))*(1/100)" office:value-type="float" office:value="-4426.4745675" calcext:value-type="float">
            <text:p>-4426,4745675</text:p>
          </table:table-cell>
          <table:table-cell table:formula="of:=0.3*(([.J9]-[.I9])*[.H9])" office:value-type="float" office:value="-132794.237025" calcext:value-type="float">
            <text:p>-132794,237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office:value-type="float" office:value="150" calcext:value-type="float">
            <text:p>150</text:p>
          </table:table-cell>
          <table:table-cell office:value-type="float" office:value="40.55" calcext:value-type="float">
            <text:p>40,55</text:p>
          </table:table-cell>
          <table:table-cell office:value-type="float" office:value="50.99" calcext:value-type="float">
            <text:p>50,99</text:p>
          </table:table-cell>
          <table:table-cell office:value-type="float" office:value="62.43" calcext:value-type="float">
            <text:p>62,43</text:p>
          </table:table-cell>
          <table:table-cell table:formula="of:=([.C10]*([.E10]-[.D10]))*(1/100)" office:value-type="float" office:value="15.66" calcext:value-type="float">
            <text:p>15,66</text:p>
          </table:table-cell>
          <table:table-cell table:formula="of:=0.3*(([.E10]-[.D10])*[.C10])" office:value-type="float" office:value="469.8" calcext:value-type="float">
            <text:p>469,8</text:p>
          </table:table-cell>
          <table:table-cell table:formula="of:=([.E10]*[.C10])-[.H10]-[.G10]" office:value-type="float" office:value="7163.04" calcext:value-type="float">
            <text:p>7163,04</text:p>
          </table:table-cell>
          <table:table-cell office:value-type="float" office:value="0" calcext:value-type="float">
            <text:p>0</text:p>
          </table:table-cell>
          <table:table-cell office:value-type="float" office:value="62.43" calcext:value-type="float">
            <text:p>62,43</text:p>
          </table:table-cell>
          <table:table-cell table:formula="of:=([.H10]*([.J10]-[.I10]))*(1/100)" office:value-type="float" office:value="-33651.96192" calcext:value-type="float">
            <text:p>-33651,96192</text:p>
          </table:table-cell>
          <table:table-cell table:formula="of:=0.3*(([.J10]-[.I10])*[.H10])" office:value-type="float" office:value="-1009558.8576" calcext:value-type="float">
            <text:p>-1009558,8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office:value-type="float" office:value="150" calcext:value-type="float">
            <text:p>150</text:p>
          </table:table-cell>
          <table:table-cell office:value-type="float" office:value="18.58" calcext:value-type="float">
            <text:p>18,58</text:p>
          </table:table-cell>
          <table:table-cell office:value-type="float" office:value="24.17" calcext:value-type="float">
            <text:p>24,17</text:p>
          </table:table-cell>
          <table:table-cell office:value-type="float" office:value="26.68" calcext:value-type="float">
            <text:p>26,68</text:p>
          </table:table-cell>
          <table:table-cell table:formula="of:=([.C11]*([.E11]-[.D11]))*(1/100)" office:value-type="float" office:value="8.38500000000001" calcext:value-type="float">
            <text:p>8,385</text:p>
          </table:table-cell>
          <table:table-cell table:formula="of:=0.3*(([.E11]-[.D11])*[.C11])" office:value-type="float" office:value="251.55" calcext:value-type="float">
            <text:p>251,55</text:p>
          </table:table-cell>
          <table:table-cell table:formula="of:=([.E11]*[.C11])-[.H11]-[.G11]" office:value-type="float" office:value="3365.565" calcext:value-type="float">
            <text:p>3365,565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,68</text:p>
          </table:table-cell>
          <table:table-cell table:formula="of:=([.H11]*([.J11]-[.I11]))*(1/100)" office:value-type="float" office:value="-8466.07875750001" calcext:value-type="float">
            <text:p>-8466,0787575</text:p>
          </table:table-cell>
          <table:table-cell table:formula="of:=0.3*(([.J11]-[.I11])*[.H11])" office:value-type="float" office:value="-253982.362725" calcext:value-type="float">
            <text:p>-253982,362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office:value-type="float" office:value="22.54" calcext:value-type="float">
            <text:p>22,54</text:p>
          </table:table-cell>
          <table:table-cell office:value-type="float" office:value="23.67" calcext:value-type="float">
            <text:p>23,67</text:p>
          </table:table-cell>
          <table:table-cell office:value-type="float" office:value="23.85" calcext:value-type="float">
            <text:p>23,85</text:p>
          </table:table-cell>
          <table:table-cell table:formula="of:=([.C12]*([.E12]-[.D12]))*(1/100)" office:value-type="float" office:value="1.695" calcext:value-type="float">
            <text:p>1,695</text:p>
          </table:table-cell>
          <table:table-cell table:formula="of:=0.3*(([.E12]-[.D12])*[.C12])" office:value-type="float" office:value="50.8500000000001" calcext:value-type="float">
            <text:p>50,85</text:p>
          </table:table-cell>
          <table:table-cell table:formula="of:=([.E12]*[.C12])-[.H12]-[.G12]" office:value-type="float" office:value="3497.955" calcext:value-type="float">
            <text:p>3497,955</text:p>
          </table:table-cell>
          <table:table-cell office:value-type="float" office:value="0" calcext:value-type="float">
            <text:p>0</text:p>
          </table:table-cell>
          <table:table-cell office:value-type="float" office:value="23.85" calcext:value-type="float">
            <text:p>23,85</text:p>
          </table:table-cell>
          <table:table-cell table:formula="of:=([.H12]*([.J12]-[.I12]))*(1/100)" office:value-type="float" office:value="-1778.7101175" calcext:value-type="float">
            <text:p>-1778,7101175</text:p>
          </table:table-cell>
          <table:table-cell table:formula="of:=0.3*(([.J12]-[.I12])*[.H12])" office:value-type="float" office:value="-53361.3035250002" calcext:value-type="float">
            <text:p>-53361,3035250002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,84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5" office:value-type="float" office:value="31.66" calcext:value-type="float">
            <text:p>31,66</text:p>
          </table:table-cell>
          <table:table-cell table:style-name="ce6" table:formula="of:=([.C13]*([.E13]-[.D13]))*(1/100)" office:value-type="float" office:value="5.895" calcext:value-type="float">
            <text:p>5,895</text:p>
          </table:table-cell>
          <table:table-cell table:style-name="ce6" table:formula="of:=0.3*(([.E13]-[.D13])*[.C13])" office:value-type="float" office:value="176.85" calcext:value-type="float">
            <text:p>176,85</text:p>
          </table:table-cell>
          <table:table-cell table:style-name="ce6" table:formula="of:=([.E13]*[.C13])-[.H13]-[.G13]" office:value-type="float" office:value="4132.755" calcext:value-type="float">
            <text:p>4132,7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1.66" calcext:value-type="float">
            <text:p>31,66</text:p>
          </table:table-cell>
          <table:table-cell table:style-name="ce6" table:formula="of:=([.H13]*([.J13]-[.I13]))*(1/100)" office:value-type="float" office:value="-7308.7772175" calcext:value-type="float">
            <text:p>-7308,7772175</text:p>
          </table:table-cell>
          <table:table-cell table:style-name="ce6" table:formula="of:=0.3*(([.J13]-[.I13])*[.H13])" office:value-type="float" office:value="-219263.316525" calcext:value-type="float">
            <text:p>-219263,316525</text:p>
          </table:table-cell>
        </table:table-row>
        <table:table-row table:style-name="ro1">
          <table:table-cell table:style-name="Default"/>
          <table:table-cell/>
          <table:table-cell table:style-name="Default" table:formula="of:=SUM([.C6:.C13])" office:value-type="float" office:value="1200" calcext:value-type="float">
            <text:p>1200</text:p>
          </table:table-cell>
          <table:table-cell table:style-name="Default" table:number-columns-repeated="2"/>
          <table:table-cell table:style-name="Default" table:formula="of:=SUM([.F6:.F13])*[.C14]" office:value-type="float" office:value="300252" calcext:value-type="float">
            <text:p>300252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4:24:38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5-17T21:08:34.604000000</dc:date>
    <meta:editing-duration>PT7H57M3S</meta:editing-duration>
    <meta:editing-cycles>11</meta:editing-cycles>
    <meta:generator>LibreOffice/4.4.3.2$Windows_x86 LibreOffice_project/88805f81e9fe61362df02b9941de8e38a9b5fd16</meta:generator>
    <meta:document-statistic meta:table-count="3" meta:cell-count="121" meta:object-count="0"/>
  </office:meta>
</office:document-meta>
</file>